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7cm" table:align="margins" style:shadow="none" style:may-break-between-rows="true" table:border-model="collapsing"/>
    </style:style>
    <style:style style:name="Tabell1.A" style:family="table-column">
      <style:table-column-properties style:column-width="2.831cm" style:rel-column-width="1605*"/>
    </style:style>
    <style:style style:name="Tabell1.B" style:family="table-column">
      <style:table-column-properties style:column-width="2.835cm" style:rel-column-width="1607*"/>
    </style:style>
    <style:style style:name="Tabell1.C" style:family="table-column">
      <style:table-column-properties style:column-width="1.499cm" style:rel-column-width="850*"/>
    </style:style>
    <style:style style:name="Tabell1.D" style:family="table-column">
      <style:table-column-properties style:column-width="3.141cm" style:rel-column-width="1781*"/>
    </style:style>
    <style:style style:name="Tabell1.E" style:family="table-column">
      <style:table-column-properties style:column-width="3.861cm" style:rel-column-width="2189*"/>
    </style:style>
    <style:style style:name="Tabell1.F" style:family="table-column">
      <style:table-column-properties style:column-width="2.833cm" style:rel-column-width="1606*"/>
    </style:style>
    <style:style style:name="Tabell1.1" style:family="table-row">
      <style:table-row-properties fo:keep-together="auto"/>
    </style:style>
    <style:style style:name="Tabell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3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1.B9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" style:family="table">
      <style:table-properties style:width="16.937cm" table:align="right" style:shadow="none" style:may-break-between-rows="true" table:border-model="collapsing"/>
    </style:style>
    <style:style style:name="Tabell2.A" style:family="table-column">
      <style:table-column-properties style:column-width="5.597cm"/>
    </style:style>
    <style:style style:name="Tabell2.B" style:family="table-column">
      <style:table-column-properties style:column-width="5.674cm"/>
    </style:style>
    <style:style style:name="Tabell2.C" style:family="table-column">
      <style:table-column-properties style:column-width="5.666cm"/>
    </style:style>
    <style:style style:name="Tabell2.1" style:family="table-row">
      <style:table-row-properties fo:keep-together="auto"/>
    </style:style>
    <style:style style:name="Tabell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.B7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187dd8" officeooo:paragraph-rsid="00187dd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efb6" officeooo:paragraph-rsid="0016e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461b" officeooo:paragraph-rsid="001746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7012" officeooo:paragraph-rsid="001970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fb6" officeooo:paragraph-rsid="0016e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fb6" officeooo:paragraph-rsid="001746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461b" officeooo:paragraph-rsid="001746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461b" officeooo:paragraph-rsid="00197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7dd8" officeooo:paragraph-rsid="00187d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paragraph-rsid="00197012"/>
    </style:style>
    <style:style style:name="P13" style:family="paragraph" style:parent-style-name="Table_20_Contents">
      <style:paragraph-properties fo:text-align="start" style:justify-single-word="false"/>
      <style:text-properties officeooo:paragraph-rsid="00197012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rsid="00197012" officeooo:paragraph-rsid="00197012"/>
    </style:style>
    <style:style style:name="T1" style:family="text">
      <style:text-properties officeooo:rsid="0017461b"/>
    </style:style>
    <style:style style:name="T2" style:family="text">
      <style:text-properties officeooo:rsid="00197012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7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 table:template-name="Elegant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3">Stream / task</text:p>
          </table:table-cell>
          <table:table-cell table:style-name="Tabell1.A1" office:value-type="string">
            <text:p text:style-name="P3">Kanaler</text:p>
          </table:table-cell>
          <table:table-cell table:style-name="Tabell1.A1" office:value-type="string">
            <text:p text:style-name="P3">Time</text:p>
          </table:table-cell>
          <table:table-cell table:style-name="Tabell1.A1" office:value-type="string">
            <text:p text:style-name="P4">Start</text:p>
          </table:table-cell>
          <table:table-cell table:style-name="Tabell1.A1" office:value-type="string">
            <text:p text:style-name="P4">On exit</text:p>
          </table:table-cell>
          <table:table-cell table:style-name="Tabell1.A1" office:value-type="string">
            <text:p text:style-name="P4">Object</text:p>
          </table:table-cell>
        </table:table-row>
        <table:table-row table:style-name="Tabell1.1">
          <table:table-cell table:style-name="Tabell1.A2" office:value-type="string">
            <text:p text:style-name="P7">Tunnel kaskade</text:p>
          </table:table-cell>
          <table:table-cell table:style-name="Tabell1.B2" office:value-type="string">
            <text:p text:style-name="P7">Kanal 13 - 20</text:p>
          </table:table-cell>
          <table:table-cell table:style-name="Tabell1.C2" office:value-type="string">
            <text:p text:style-name="P7">Kaskade tetthet*</text:p>
          </table:table-cell>
          <table:table-cell table:style-name="Tabell1.D2" office:value-type="string">
            <text:p text:style-name="P9">10 – 30 secs</text:p>
          </table:table-cell>
          <table:table-cell table:style-name="Tabell1.E2" office:value-type="string">
            <text:p text:style-name="P9">Rep. 5 sec</text:p>
          </table:table-cell>
          <table:table-cell table:style-name="Tabell1.F2" office:value-type="string">
            <text:p text:style-name="P9">Tunnel kaskade komplett</text:p>
          </table:table-cell>
        </table:table-row>
        <table:table-row table:style-name="Tabell1.1">
          <table:table-cell table:style-name="Tabell1.A2" office:value-type="string">
            <text:p text:style-name="P7">Tunnel konkret</text:p>
          </table:table-cell>
          <table:table-cell table:style-name="Tabell1.B3" office:value-type="string">
            <text:p text:style-name="P7">Kanal 13 - 20</text:p>
          </table:table-cell>
          <table:table-cell table:style-name="Tabell1.C3" office:value-type="float" office:value="1">
            <text:p text:style-name="P7">1</text:p>
          </table:table-cell>
          <table:table-cell table:style-name="Tabell1.D3" office:value-type="string">
            <text:p text:style-name="P9">10 – 30 secs</text:p>
          </table:table-cell>
          <table:table-cell table:style-name="Tabell1.E3" office:value-type="string">
            <text:p text:style-name="P9">Rep. 10-30 secs</text:p>
          </table:table-cell>
          <table:table-cell table:style-name="Tabell1.F3" office:value-type="string">
            <text:p text:style-name="P9">Tunnel konkret komplett</text:p>
          </table:table-cell>
        </table:table-row>
        <table:table-row table:style-name="Tabell1.1">
          <table:table-cell table:style-name="Tabell1.A2" office:value-type="string">
            <text:p text:style-name="P7">Hall <text:span text:style-name="T2">4 </text:span>kaskade</text:p>
          </table:table-cell>
          <table:table-cell table:style-name="Tabell1.B4" office:value-type="string">
            <text:p text:style-name="P7">Kanal 5 - 12</text:p>
          </table:table-cell>
          <table:table-cell table:style-name="Tabell1.C4" office:value-type="string">
            <text:p text:style-name="P7">Kaskade tetthet*</text:p>
          </table:table-cell>
          <table:table-cell table:style-name="Tabell1.D4" office:value-type="string">
            <text:p text:style-name="P11">Not from start</text:p>
          </table:table-cell>
          <table:table-cell table:style-name="Tabell1.E4" office:value-type="string">
            <text:p text:style-name="P9">Hall 4 Dråpe 10 – 30 secs</text:p>
          </table:table-cell>
          <table:table-cell table:style-name="Tabell1.F4" office:value-type="string">
            <text:p text:style-name="P9">Hall <text:span text:style-name="T2">4 </text:span>kaskade repeat</text:p>
          </table:table-cell>
        </table:table-row>
        <table:table-row table:style-name="TableLine2894609513072">
          <table:table-cell table:style-name="Tabell1.A2" office:value-type="string">
            <text:p text:style-name="P7">Hall konkret</text:p>
          </table:table-cell>
          <table:table-cell table:style-name="Tabell1.B5" office:value-type="string">
            <text:p text:style-name="P7">Kanal 5 - 12</text:p>
          </table:table-cell>
          <table:table-cell table:style-name="Tabell1.C3" office:value-type="float" office:value="1">
            <text:p text:style-name="P9">1</text:p>
          </table:table-cell>
          <table:table-cell table:style-name="Tabell1.D5" office:value-type="string">
            <text:p text:style-name="P9">10 – 20 secs</text:p>
          </table:table-cell>
          <table:table-cell table:style-name="Tabell1.E5" office:value-type="string">
            <text:p text:style-name="P9">Rep. 1-5 secs</text:p>
          </table:table-cell>
          <table:table-cell table:style-name="Tabell1.F5" office:value-type="string">
            <text:p text:style-name="P9">Hall konkret komplett</text:p>
          </table:table-cell>
        </table:table-row>
        <table:table-row table:style-name="Tabell1.1">
          <table:table-cell table:style-name="Tabell1.A2" office:value-type="string">
            <text:p text:style-name="P7">Hall 4 Dråpe</text:p>
          </table:table-cell>
          <table:table-cell table:style-name="Tabell1.B6" office:value-type="string">
            <text:p text:style-name="P7">Kanal 1 - 4</text:p>
          </table:table-cell>
          <table:table-cell table:style-name="Tabell1.C3" office:value-type="float" office:value="1">
            <text:p text:style-name="P9">1</text:p>
          </table:table-cell>
          <table:table-cell table:style-name="Tabell1.D6" office:value-type="string">
            <text:p text:style-name="P9">20 – 40 secs</text:p>
          </table:table-cell>
          <table:table-cell table:style-name="Tabell1.E6" office:value-type="string">
            <text:p text:style-name="P9">Hall kaskade 1 – 5 secs</text:p>
          </table:table-cell>
          <table:table-cell table:style-name="Tabell1.F6" office:value-type="string">
            <text:p text:style-name="P9">Hall dråpe komplett</text:p>
          </table:table-cell>
        </table:table-row>
        <table:table-row table:style-name="Tabell1.1">
          <table:table-cell table:style-name="Tabell1.A2" office:value-type="string">
            <text:p text:style-name="P7">Hall 4 Kepler <text:span text:style-name="T1">1</text:span></text:p>
          </table:table-cell>
          <table:table-cell table:style-name="Tabell1.B7" office:value-type="string">
            <text:p text:style-name="P7">Kanal 1 - 4</text:p>
          </table:table-cell>
          <table:table-cell table:style-name="Tabell1.C3" office:value-type="float" office:value="1">
            <text:p text:style-name="P9">1</text:p>
          </table:table-cell>
          <table:table-cell table:style-name="Tabell1.D7" office:value-type="string">
            <text:p text:style-name="P9">1 sec</text:p>
          </table:table-cell>
          <table:table-cell table:style-name="Tabell1.E7" office:value-type="string">
            <text:p text:style-name="P9">Rep. 0 – 10 secs</text:p>
          </table:table-cell>
          <table:table-cell table:style-name="Tabell1.F7" office:value-type="string">
            <text:p text:style-name="P9">Kepler1.wav</text:p>
          </table:table-cell>
        </table:table-row>
        <table:table-row table:style-name="Tabell1.1">
          <table:table-cell table:style-name="Tabell1.A2" office:value-type="string">
            <text:p text:style-name="P8">Hall 4 Kepler <text:span text:style-name="T1">2</text:span></text:p>
          </table:table-cell>
          <table:table-cell table:style-name="Tabell1.B8" office:value-type="string">
            <text:p text:style-name="P8">Kanal 1 - 4</text:p>
          </table:table-cell>
          <table:table-cell table:style-name="Tabell1.C3" office:value-type="float" office:value="1">
            <text:p text:style-name="P9">1</text:p>
          </table:table-cell>
          <table:table-cell table:style-name="Tabell1.D8" office:value-type="string">
            <text:p text:style-name="P9">1 sec</text:p>
          </table:table-cell>
          <table:table-cell table:style-name="Tabell1.E8" office:value-type="string">
            <text:p text:style-name="P9">Rep. 0 – 10 secs</text:p>
          </table:table-cell>
          <table:table-cell table:style-name="Tabell1.F8" office:value-type="string">
            <text:p text:style-name="P9">Kepler2.wav</text:p>
          </table:table-cell>
        </table:table-row>
        <table:table-row table:style-name="TableLine2894609513072">
          <table:table-cell table:style-name="Tabell1.A9" office:value-type="string">
            <text:p text:style-name="P8"/>
          </table:table-cell>
          <table:table-cell table:style-name="Tabell1.B9">
            <text:p text:style-name="P8"/>
          </table:table-cell>
          <table:table-cell table:style-name="Tabell1.B9">
            <text:p text:style-name="P9"/>
          </table:table-cell>
          <table:table-cell table:style-name="Tabell1.B9">
            <text:p text:style-name="P9"/>
          </table:table-cell>
          <table:table-cell table:style-name="Tabell1.B9">
            <text:p text:style-name="P9"/>
          </table:table-cell>
          <table:table-cell table:style-name="Tabell1.B9">
            <text:p text:style-name="P9"/>
          </table:table-cell>
        </table:table-row>
      </table:table>
      <text:p text:style-name="Standard"/>
      <text:p text:style-name="P1">* Kaskade tetthet: «Filternivå» &lt;20 , 0&gt; (inverse) linear map to &lt;0.75 , 1.25&gt;</text:p>
      <text:p text:style-name="P1"/>
      <text:p text:style-name="P1"/>
      <table:table table:name="Tabell2" table:style-name="Tabell2" table:template-name="Elegant">
        <table:table-column table:style-name="Tabell2.A"/>
        <table:table-column table:style-name="Tabell2.B"/>
        <table:table-column table:style-name="Tabell2.C"/>
        <table:table-row table:style-name="Tabell2.1">
          <table:table-cell table:style-name="Tabell2.A1" office:value-type="string">
            <text:p text:style-name="P5">Object</text:p>
          </table:table-cell>
          <table:table-cell table:style-name="Tabell2.A1" office:value-type="string">
            <text:p text:style-name="P2"/>
          </table:table-cell>
          <table:table-cell table:style-name="Tabell2.A1" office:value-type="string">
            <text:p text:style-name="P2"/>
          </table:table-cell>
        </table:table-row>
        <table:table-row table:style-name="TableLine2894617568400">
          <table:table-cell table:style-name="Tabell2.A2" office:value-type="string">
            <text:p text:style-name="P10">Tunnel kaskade komplett</text:p>
          </table:table-cell>
          <table:table-cell table:style-name="Tabell2.B2">
            <text:p text:style-name="P6"/>
          </table:table-cell>
          <table:table-cell table:style-name="Tabell2.B2">
            <text:p text:style-name="P6"/>
          </table:table-cell>
        </table:table-row>
        <table:table-row table:style-name="TableLine2894617568400">
          <table:table-cell table:style-name="Tabell2.A2" office:value-type="string">
            <text:p text:style-name="P10">Tunnel konkret komplett</text:p>
          </table:table-cell>
          <table:table-cell table:style-name="Tabell2.B2">
            <text:p text:style-name="P6"/>
          </table:table-cell>
          <table:table-cell table:style-name="Tabell2.B2">
            <text:p text:style-name="P6"/>
          </table:table-cell>
        </table:table-row>
        <table:table-row table:style-name="TableLine2894617568400">
          <table:table-cell table:style-name="Tabell2.A2" office:value-type="string">
            <text:p text:style-name="P10">Hall <text:span text:style-name="T2">4 </text:span>kaskade repeat</text:p>
          </table:table-cell>
          <table:table-cell table:style-name="Tabell2.B4" office:value-type="string">
            <text:p text:style-name="P13"><text:span text:style-name="T4">Tidsdistribusjon: </text:span></text:p>
            <text:list xml:id="list2568626380" text:style-name="L1">
              <text:list-item>
                <text:p text:style-name="P12"><text:span text:style-name="T4">10 – 30 secs intervall</text:span></text:p>
              </text:list-item>
              <text:list-item>
                <text:p text:style-name="P14"><text:span text:style-name="T3">«Start spyling» ? 2 : 4</text:span></text:p>
              </text:list-item>
            </text:list>
          </table:table-cell>
          <table:table-cell table:style-name="Tabell2.B2">
            <text:p text:style-name="P6"/>
          </table:table-cell>
        </table:table-row>
        <table:table-row table:style-name="TableLine2894617568400">
          <table:table-cell table:style-name="Tabell2.A2" office:value-type="string">
            <text:p text:style-name="P10">Hall konkret komplett</text:p>
          </table:table-cell>
          <table:table-cell table:style-name="Tabell2.B2">
            <text:p text:style-name="P6"/>
          </table:table-cell>
          <table:table-cell table:style-name="Tabell2.B2">
            <text:p text:style-name="P6"/>
          </table:table-cell>
        </table:table-row>
        <table:table-row table:style-name="TableLine2894617568400">
          <table:table-cell table:style-name="Tabell2.A2" office:value-type="string">
            <text:p text:style-name="P10">Hall dråpe komplett</text:p>
          </table:table-cell>
          <table:table-cell table:style-name="Tabell2.B2">
            <text:p text:style-name="P6"/>
          </table:table-cell>
          <table:table-cell table:style-name="Tabell2.B2">
            <text:p text:style-name="P6"/>
          </table:table-cell>
        </table:table-row>
        <table:table-row table:style-name="Tabell2.1">
          <table:table-cell table:style-name="Tabell2.A7" office:value-type="string">
            <text:p text:style-name="P6"/>
          </table:table-cell>
          <table:table-cell table:style-name="Tabell2.B7">
            <text:p text:style-name="P6"/>
          </table:table-cell>
          <table:table-cell table:style-name="Tabell2.B7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nb" number:country="NO">
      <number:number number:min-integer-digits="1"/>
    </number:number-style>
    <number:text-style style:name="N20100" number:language="nb" number:country="NO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4T22:52:04.367000000</dc:date>
    <meta:editing-duration>PT8M37S</meta:editing-duration>
    <meta:editing-cycles>2</meta:editing-cycles>
    <meta:generator>LibreOffice/7.3.5.2$Windows_X86_64 LibreOffice_project/184fe81b8c8c30d8b5082578aee2fed2ea847c01</meta:generator>
    <meta:document-statistic meta:table-count="2" meta:image-count="0" meta:object-count="0" meta:page-count="1" meta:paragraph-count="58" meta:word-count="175" meta:character-count="833" meta:non-whitespace-character-count="708"/>
  </office:meta>
</office:document-meta>
</file>